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100000161D66329D87B4879F0.png" manifest:media-type="image/png"/>
  <manifest:file-entry manifest:full-path="Pictures/1000017C00002E6800002E68FA66186559E98494.svg" manifest:media-type="image/svg+xml"/>
  <manifest:file-entry manifest:full-path="Pictures/100000E000002B1900002B197E0F1F3F24D625D2.svg" manifest:media-type="image/svg+xml"/>
  <manifest:file-entry manifest:full-path="Pictures/100002010000002D00000025B24F7B04C7826711.png" manifest:media-type="image/png"/>
  <manifest:file-entry manifest:full-path="Pictures/10000201000001C1000001C17ECBDB65AA42B3BC.png" manifest:media-type="image/png"/>
  <manifest:file-entry manifest:full-path="Pictures/100002010000002C00000025DE0DF22387FB2C48.png" manifest:media-type="image/png"/>
  <manifest:file-entry manifest:full-path="Pictures/100001440000247900002479FB6C7A94A0D2C7B9.svg" manifest:media-type="image/svg+xml"/>
  <manifest:file-entry manifest:full-path="Pictures/1000011900002B1900002B19969236428AE08DBB.svg" manifest:media-type="image/svg+xml"/>
  <manifest:file-entry manifest:full-path="Pictures/100002010000002D0000001EBB80C0E7D18EC95B.png" manifest:media-type="image/png"/>
  <manifest:file-entry manifest:full-path="Pictures/10000201000000290000002365216D22D2559E1C.png" manifest:media-type="image/png"/>
  <manifest:file-entry manifest:full-path="Pictures/10000201000001A1000001A194C7A5608DB793F0.png" manifest:media-type="image/png"/>
  <manifest:file-entry manifest:full-path="Pictures/100002010000018100000181B62E7BA312ADE286.png" manifest:media-type="image/png"/>
  <manifest:file-entry manifest:full-path="Pictures/10000201000001A1000001A1110E582AFDF7CCA7.png" manifest:media-type="image/png"/>
  <manifest:file-entry manifest:full-path="Pictures/10000136000027CB000027CB7429EBC9640B5B2F.svg" manifest:media-type="image/svg+xml"/>
  <manifest:file-entry manifest:full-path="Pictures/100002010000003600000027FD5A6A86C971DF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2" style:family="graphic" style:parent-style-name="Objeto_20_sem_20_preenchimento_20_nem_20_linha">
      <style:graphic-properties draw:fill="solid" draw:fill-color="#ffffff" draw:textarea-vertical-align="botto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276cm" draw:shadow="hidden"/>
    </style:style>
    <style:style style:name="gr4" style:family="graphic" style:parent-style-name="standard">
      <style:graphic-properties draw:stroke="none" draw:fill="none" draw:fill-color="#ffffff" fo:min-height="0.551cm" draw:shadow="hidden"/>
    </style:style>
    <style:style style:name="gr5" style:family="graphic" style:parent-style-name="Objeto_20_sem_20_preenchimento_20_nem_20_linha">
      <style:graphic-properties draw:fill="none" draw:fill-color="#ffffff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237cm" draw:shadow="hidden"/>
    </style:style>
    <style:style style:name="gr7" style:family="graphic" style:parent-style-name="Objeto_20_sem_20_preenchimento_20_nem_20_linha_5f_3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3">
      <style:graphic-properties draw:fill="none" draw:textarea-horizontal-align="justify" draw:textarea-vertical-align="middle" draw:auto-grow-height="false" fo:min-height="1.05cm" fo:min-width="7.12cm"/>
    </style:style>
    <style:style style:name="gr9" style:family="graphic" style:parent-style-name="Objeto_20_sem_20_preenchimento_20_nem_20_linha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3">
      <style:graphic-properties draw:stroke="none" svg:stroke-color="#000000" draw:fill="none" draw:fill-color="#ffffff" fo:min-height="0.471cm"/>
    </style:style>
    <style:style style:name="gr11" style:family="graphic" style:parent-style-name="Padrão_5f_3">
      <style:graphic-properties draw:stroke="none" svg:stroke-color="#000000" draw:fill="none" draw:fill-color="#ffffff" fo:min-height="0.353cm"/>
    </style:style>
    <style:style style:name="gr12" style:family="graphic" style:parent-style-name="Padrão_5f_3">
      <style:graphic-properties draw:stroke="none" svg:stroke-color="#000000" draw:fill="none" draw:fill-color="#ffffff" fo:min-height="0.779cm"/>
    </style:style>
    <style:style style:name="gr13" style:family="graphic" style:parent-style-name="Objeto_20_sem_20_preenchimento_20_nem_20_linha_5f_3">
      <style:graphic-properties draw:fill="none" draw:fill-color="#ffffff" draw:textarea-vertical-align="middle" draw:shadow="visible" draw:shadow-offset-x="0.035cm" draw:shadow-offset-y="0.035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adrão_5f_3">
      <style:graphic-properties draw:stroke="none" draw:fill="none" fo:min-height="0.348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/>
    </style:style>
    <style:style style:name="gr16" style:family="graphic" style:parent-style-name="standard">
      <style:graphic-properties draw:stroke="none" svg:stroke-color="#000000" draw:fill="none" draw:fill-color="#ffffff" fo:min-height="0.551cm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em_20_preenchimento_20_nem_20_linha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551cm"/>
    </style:style>
    <style:style style:name="gr20" style:family="graphic" style:parent-style-name="standard">
      <style:graphic-properties draw:stroke="none" draw:fill="none" fo:min-height="0.237cm"/>
    </style:style>
    <style:style style:name="gr21" style:family="graphic" style:parent-style-name="Padrão_5f_3">
      <style:graphic-properties draw:stroke="none" draw:fill-color="#ffffff" draw:opacity="58%" draw:textarea-horizontal-align="justify" draw:textarea-vertical-align="middle" draw:auto-grow-height="false" fo:min-height="0.45cm" fo:min-width="0.4cm"/>
    </style:style>
    <style:style style:name="gr22" style:family="graphic" style:parent-style-name="Padrão_5f_3">
      <style:graphic-properties draw:stroke="none" draw:fill-color="#ffffff" draw:opacity="58%" draw:textarea-horizontal-align="justify" draw:textarea-vertical-align="bottom" draw:auto-grow-height="false" fo:min-height="0.45cm" fo:min-width="0.4cm"/>
    </style:style>
    <style:style style:name="gr23" style:family="graphic" style:parent-style-name="Objeto_20_sem_20_preenchimento_20_nem_20_linha_5f_3">
      <style:graphic-properties draw:fill="none" draw:fill-color="#ffffff" draw:textarea-vertical-align="middle" draw:shadow="hidden" draw:shadow-offset-x="0.035cm" draw:shadow-offset-y="0.035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o_20_sem_20_preenchimento_20_nem_20_linha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05cm" fo:min-width="7.12cm"/>
    </style:style>
    <style:style style:name="gr26" style:family="graphic" style:parent-style-name="standard">
      <style:graphic-properties draw:stroke="none" svg:stroke-color="#000000" draw:fill="none" draw:fill-color="#ffffff" fo:min-height="0.471cm"/>
    </style:style>
    <style:style style:name="gr27" style:family="graphic" style:parent-style-name="standard">
      <style:graphic-properties draw:stroke="none" svg:stroke-color="#000000" draw:fill="none" draw:fill-color="#ffffff" fo:min-height="0.353cm"/>
    </style:style>
    <style:style style:name="gr28" style:family="graphic" style:parent-style-name="standard">
      <style:graphic-properties draw:stroke="none" svg:stroke-color="#000000" draw:fill="none" draw:fill-color="#ffffff" fo:min-height="0.679cm"/>
    </style:style>
    <style:style style:name="gr29" style:family="graphic" style:parent-style-name="standard">
      <style:graphic-properties draw:stroke="none" svg:stroke-color="#000000" draw:fill="none" draw:fill-color="#ffffff" fo:min-height="0.779cm"/>
    </style:style>
    <style:style style:name="gr30" style:family="graphic" style:parent-style-name="standard">
      <style:graphic-properties draw:stroke="none" draw:fill="none" fo:min-height="0.941cm"/>
    </style:style>
    <style:style style:name="gr31" style:family="graphic" style:parent-style-name="standard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32" style:family="graphic" style:parent-style-name="standard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33" style:family="graphic" style:parent-style-name="Objeto_20_sem_20_preenchimento_20_nem_20_linha_5f_4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Padrão_5f_4">
      <style:graphic-properties draw:fill="none" draw:textarea-horizontal-align="justify" draw:textarea-vertical-align="middle" draw:auto-grow-height="false" fo:min-height="1.05cm" fo:min-width="7.12cm"/>
    </style:style>
    <style:style style:name="gr35" style:family="graphic" style:parent-style-name="Objeto_20_sem_20_preenchimento_20_nem_20_linh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Padrão_5f_4">
      <style:graphic-properties draw:stroke="none" svg:stroke-color="#000000" draw:fill="none" draw:fill-color="#ffffff" fo:min-height="0.471cm"/>
    </style:style>
    <style:style style:name="gr37" style:family="graphic" style:parent-style-name="Padrão_5f_4">
      <style:graphic-properties draw:stroke="none" svg:stroke-color="#000000" draw:fill="none" draw:fill-color="#ffffff" fo:min-height="0.353cm"/>
    </style:style>
    <style:style style:name="gr38" style:family="graphic" style:parent-style-name="Padrão_5f_4">
      <style:graphic-properties draw:stroke="none" svg:stroke-color="#000000" draw:fill="none" draw:fill-color="#ffffff" fo:min-height="0.679cm"/>
    </style:style>
    <style:style style:name="gr39" style:family="graphic" style:parent-style-name="Padrão_5f_4">
      <style:graphic-properties draw:stroke="none" svg:stroke-color="#000000" draw:fill="none" draw:fill-color="#ffffff" fo:min-height="0.779cm"/>
    </style:style>
    <style:style style:name="gr40" style:family="graphic" style:parent-style-name="Padrão_5f_4">
      <style:graphic-properties draw:stroke="none" draw:fill="none" fo:min-height="0.941cm"/>
    </style:style>
    <style:style style:name="gr41" style:family="graphic" style:parent-style-name="Objeto_20_sem_20_preenchimento_20_nem_20_linha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Padrão_5f_4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98cm" fo:min-width="1.2cm"/>
    </style:style>
    <style:style style:name="gr44" style:family="graphic" style:parent-style-name="Objeto_20_sem_20_preenchimento_20_nem_20_linha_5f_4_5f_1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Padrão_5f_4_5f_1">
      <style:graphic-properties draw:fill="none" draw:textarea-horizontal-align="justify" draw:textarea-vertical-align="middle" draw:auto-grow-height="false" fo:min-height="1.05cm" fo:min-width="7.12cm"/>
    </style:style>
    <style:style style:name="gr46" style:family="graphic" style:parent-style-name="Objeto_20_sem_20_preenchimento_20_nem_20_linh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Padrão_5f_4_5f_1">
      <style:graphic-properties draw:stroke="none" svg:stroke-color="#000000" draw:fill="none" draw:fill-color="#ffffff" fo:min-height="0.471cm"/>
    </style:style>
    <style:style style:name="gr48" style:family="graphic" style:parent-style-name="Padrão_5f_4_5f_1">
      <style:graphic-properties draw:stroke="none" svg:stroke-color="#000000" draw:fill="none" draw:fill-color="#ffffff" fo:min-height="0.353cm"/>
    </style:style>
    <style:style style:name="gr49" style:family="graphic" style:parent-style-name="Padrão_5f_4_5f_1">
      <style:graphic-properties draw:stroke="none" svg:stroke-color="#000000" draw:fill="none" draw:fill-color="#ffffff" fo:min-height="0.679cm"/>
    </style:style>
    <style:style style:name="gr50" style:family="graphic" style:parent-style-name="Padrão_5f_4_5f_1">
      <style:graphic-properties draw:stroke="none" svg:stroke-color="#000000" draw:fill="none" draw:fill-color="#ffffff" fo:min-height="0.779cm"/>
    </style:style>
    <style:style style:name="gr51" style:family="graphic" style:parent-style-name="Padrão_5f_4_5f_1">
      <style:graphic-properties draw:stroke="none" draw:fill="none" fo:min-height="0.941cm"/>
    </style:style>
    <style:style style:name="gr52" style:family="graphic" style:parent-style-name="Objeto_20_sem_20_preenchimento_20_nem_20_linha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Padrão_5f_4_5f_1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54" style:family="graphic" style:parent-style-name="Padrão_5f_4_5f_1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55" style:family="graphic" style:parent-style-name="Padrão_5f_4_5f_1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56" style:family="graphic" style:parent-style-name="standard">
      <style:graphic-properties draw:fill-color="#eeeeee" draw:opacity="100%" draw:textarea-horizontal-align="justify" draw:textarea-vertical-align="middle" draw:auto-grow-height="false" fo:min-height="4.05cm" fo:min-width="7.12cm"/>
    </style:style>
    <style:style style:name="gr57" style:family="graphic" style:parent-style-name="Padrão_5f_4_5f_1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gr58" style:family="graphic" style:parent-style-name="standard">
      <style:graphic-properties draw:stroke="none" svg:stroke-color="#000000" draw:fill="none" draw:fill-color="#ffffff" fo:min-height="0.45cm"/>
    </style:style>
    <style:style style:name="gr59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60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61" style:family="graphic" style:parent-style-name="Objeto_20_sem_20_preenchimento_20_nem_20_linha_5f_4_5f_1_5f_1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Padrão_5f_4_5f_1_5f_1">
      <style:graphic-properties draw:fill="none" draw:textarea-horizontal-align="justify" draw:textarea-vertical-align="middle" draw:auto-grow-height="false" fo:min-height="1.05cm" fo:min-width="7.12cm"/>
    </style:style>
    <style:style style:name="gr63" style:family="graphic" style:parent-style-name="Objeto_20_sem_20_preenchimento_20_nem_20_linha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Padrão_5f_4_5f_1_5f_1">
      <style:graphic-properties draw:stroke="none" svg:stroke-color="#000000" draw:fill="none" draw:fill-color="#ffffff" fo:min-height="0.471cm"/>
    </style:style>
    <style:style style:name="gr65" style:family="graphic" style:parent-style-name="Padrão_5f_4_5f_1_5f_1">
      <style:graphic-properties draw:stroke="none" svg:stroke-color="#000000" draw:fill="none" draw:fill-color="#ffffff" fo:min-height="0.353cm"/>
    </style:style>
    <style:style style:name="gr66" style:family="graphic" style:parent-style-name="Padrão_5f_4_5f_1_5f_1">
      <style:graphic-properties draw:stroke="none" svg:stroke-color="#000000" draw:fill="none" draw:fill-color="#ffffff" fo:min-height="0.679cm"/>
    </style:style>
    <style:style style:name="gr67" style:family="graphic" style:parent-style-name="Padrão_5f_4_5f_1_5f_1">
      <style:graphic-properties draw:stroke="none" svg:stroke-color="#000000" draw:fill="none" draw:fill-color="#ffffff" fo:min-height="0.779cm"/>
    </style:style>
    <style:style style:name="gr68" style:family="graphic" style:parent-style-name="Padrão_5f_4_5f_1_5f_1">
      <style:graphic-properties draw:stroke="none" draw:fill="none" fo:min-height="0.941cm"/>
    </style:style>
    <style:style style:name="gr69" style:family="graphic" style:parent-style-name="Objeto_20_sem_20_preenchimento_20_nem_20_linha_5f_3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Padrão_5f_4_5f_1_5f_1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71" style:family="graphic" style:parent-style-name="Padrão_5f_4_5f_1_5f_1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72" style:family="graphic" style:parent-style-name="Padrão_5f_4_5f_1_5f_1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73" style:family="graphic" style:parent-style-name="Padrão_5f_5">
      <style:graphic-properties draw:fill-color="#eeeeee" draw:opacity="100%" draw:textarea-horizontal-align="justify" draw:textarea-vertical-align="middle" draw:auto-grow-height="false" fo:min-height="6.55cm" fo:min-width="7.12cm"/>
    </style:style>
    <style:style style:name="gr74" style:family="graphic" style:parent-style-name="Padrão_5f_4_5f_1_5f_1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gr75" style:family="graphic" style:parent-style-name="Padrão_5f_4_5f_1_5f_1" style:list-style-name="L1">
      <style:graphic-properties draw:fill-color="#dddddd" draw:textarea-horizontal-align="justify" draw:textarea-vertical-align="top" draw:auto-grow-height="false" fo:min-height="2.25cm" fo:min-width="6.4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start"/>
      <style:text-properties style:font-name="Times New Roman" fo:font-size="16pt" style:font-size-asian="16pt" style:font-size-complex="16pt"/>
    </style:style>
    <style:style style:name="P3" style:family="paragraph">
      <loext:graphic-properties draw:fill="solid" draw:fill-color="#ffffff"/>
      <style:paragraph-properties fo:text-align="start"/>
      <style:text-properties style:font-name="Times New Roman" fo:font-size="7pt" style:font-size-asian="7pt" style:font-size-complex="7pt"/>
    </style:style>
    <style:style style:name="P4" style:family="paragraph">
      <style:text-properties style:font-name="Times New Roman" fo:font-size="7pt" style:font-size-asian="7pt" style:font-size-complex="7pt"/>
    </style:style>
    <style:style style:name="P5" style:family="paragraph">
      <loext:graphic-properties draw:fill="none" draw:fill-color="#ffffff"/>
      <style:text-properties style:font-name="Times New Roman" fo:font-size="7pt" style:font-size-asian="7pt" style:font-size-complex="7pt"/>
    </style:style>
    <style:style style:name="P6" style:family="paragraph">
      <loext:graphic-properties draw:fill="solid" draw:fill-color="#ffffff"/>
      <style:paragraph-properties fo:text-align="center"/>
      <style:text-properties style:font-name="Times New Roman" fo:font-size="6pt" style:font-size-asian="6pt" style:font-size-complex="6pt"/>
    </style:style>
    <style:style style:name="P7" style:family="paragraph"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2cm" fo:margin-bottom="0.1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1.9cm" fo:margin-bottom="0cm" fo:line-height="200%" fo:text-align="center"/>
      <style:text-properties style:font-name="Times New Roman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fo:color="#0066b3" style:font-name="Times New Roman"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 draw:fill-color="#ffffff"/>
      <style:text-properties fo:color="#0066b3" style:font-name="Times New Roman" fo:font-size="9pt" fo:font-weight="bold" style:font-size-asian="9pt" style:font-weight-asian="bold" style:font-size-complex="9pt" style:font-weight-complex="bold"/>
    </style:style>
    <style:style style:name="P17" style:family="paragraph">
      <style:text-properties style:font-name="Times New Roman" fo:font-size="9pt" style:font-size-asian="9pt" style:font-size-complex="9pt"/>
    </style:style>
    <style:style style:name="P18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style:font-name="Times New Roman" fo:font-size="6pt" style:font-size-asian="6pt" style:font-size-complex="6pt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</style:style>
    <style:style style:name="P24" style:family="paragraph">
      <loext:graphic-properties draw:fill-color="#ffffff" draw:opacity="58%"/>
      <style:paragraph-properties fo:text-align="center"/>
    </style:style>
    <style:style style:name="P25" style:family="paragraph">
      <loext:graphic-properties draw:fill-color="#ffffff" draw:opacity="58%"/>
      <style:paragraph-properties fo:text-align="end"/>
      <style:text-properties style:font-name="Times New Roman" fo:font-size="8pt" style:font-size-asian="8pt" style:font-size-complex="8pt"/>
    </style:style>
    <style:style style:name="P26" style:family="paragraph">
      <style:text-properties fo:font-size="11pt" style:font-size-asian="11pt" style:font-size-complex="11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style:paragraph-properties fo:text-align="start"/>
      <style:text-properties fo:font-size="10pt" style:font-size-asian="10pt" style:font-size-complex="10pt"/>
    </style:style>
    <style:style style:name="P29" style:family="paragraph">
      <loext:graphic-properties draw:fill="solid" draw:fill-color="#ffffff"/>
      <style:paragraph-properties fo:text-align="start"/>
      <style:text-properties style:font-name="Times New Roman" fo:font-size="10pt" style:font-size-asian="10pt" style:font-size-complex="10pt"/>
    </style:style>
    <style:style style:name="P30" style:family="paragraph">
      <style:paragraph-properties fo:text-align="start"/>
    </style:style>
    <style:style style:name="P31" style:family="paragraph">
      <loext:graphic-properties draw:fill-color="#eeeeee"/>
      <style:paragraph-properties fo:text-align="start"/>
      <style:text-properties style:font-name="Times New Roman"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-color="#dddddd"/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="solid" draw:fill-color="#ffffff"/>
      <style:paragraph-properties fo:text-align="start"/>
      <style:text-properties style:font-name="Times New Roman" fo:font-size="12pt" style:font-size-asian="12pt" style:font-size-complex="12pt"/>
    </style:style>
    <style:style style:name="P36" style:family="paragraph">
      <loext:graphic-properties draw:fill-color="#eeeeee"/>
      <style:paragraph-properties fo:text-align="center"/>
      <style:text-properties style:font-name="Times New Roman" fo:font-size="10pt" style:font-size-asian="10pt" style:font-size-complex="10pt"/>
    </style:style>
    <style:style style:name="P37" style:family="paragraph">
      <loext:graphic-properties draw:fill-color="#eeeeee" draw:opacity="100%"/>
      <style:paragraph-properties fo:text-align="center"/>
    </style:style>
    <style:style style:name="P38" style:family="paragraph">
      <style:text-properties style:font-name="Times New Roman" fo:font-size="12pt" style:font-size-asian="12pt" style:font-size-complex="12pt"/>
    </style:style>
    <style:style style:name="P39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0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7.3cm" svg:height="1cm" svg:x="0.162cm" svg:y="2.208cm">
            <text:p text:style-name="P1"><text:span text:style-name="T1">06:3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3" draw:layer="layout" svg:width="0.787cm" svg:height="0.672cm" svg:x="2.148cm" svg:y="2.333cm">
              <draw:image xlink:href="Pictures/10000201000000290000002365216D22D2559E1C.png" xlink:type="simple" xlink:show="embed" xlink:actuate="onLoad">
                <text:p/>
              </draw:image>
            </draw:frame>
            <draw:frame draw:style-name="gr3" draw:text-style-name="P5" draw:layer="layout" svg:width="1.2cm" svg:height="0.526cm" svg:x="2.581cm" svg:y="2.367cm">
              <draw:text-box>
                <text:p text:style-name="P4"><text:span text:style-name="T2">3C</text:span><text:span text:style-name="T2">HO</text:span></text:p>
              </draw:text-box>
            </draw:frame>
          </draw:g>
          <draw:g>
            <draw:frame draw:style-name="gr2" draw:text-style-name="P6" draw:layer="layout" svg:width="0.462cm" svg:height="0.462cm" svg:x="4.156cm" svg:y="2.389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4" draw:text-style-name="P8" draw:layer="layout" svg:width="1.5cm" svg:height="0.801cm" svg:x="4.331cm" svg:y="2.346cm">
              <draw:text-box>
                <text:p text:style-name="P7"><text:span text:style-name="T2">167</text:span><text:span text:style-name="T2">mg/</text:span><text:span text:style-name="T2">dl</text:span></text:p>
              </draw:text-box>
            </draw:frame>
          </draw:g>
          <draw:g>
            <draw:frame draw:style-name="gr5" draw:text-style-name="P9" draw:layer="layout" svg:width="0.474cm" svg:height="0.438cm" svg:x="6.062cm" svg:y="2.4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6" draw:text-style-name="P10" draw:layer="layout" svg:width="1.442cm" svg:height="0.526cm" svg:x="6.277cm" svg:y="2.368cm">
              <draw:text-box>
                <text:p><text:span text:style-name="T2">21</text:span><text:span text:style-name="T2">U/</text:span><text:span text:style-name="T2">1U</text:span></text:p>
              </draw:text-box>
            </draw:frame>
          </draw:g>
        </draw:g>
        <draw:frame draw:style-name="gr7" draw:text-style-name="P12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11"><text:span text:style-name="T3"/></text:p>
            <text:p text:style-name="P11"><text:span text:style-name="T3"/></text:p>
            <text:p text:style-name="P11"><text:span text:style-name="T3"/></text:p>
          </draw:image>
        </draw:frame>
        <draw:custom-shape draw:style-name="gr8" draw:text-style-name="P13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9" draw:text-style-name="P14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9" draw:text-style-name="P14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10" draw:text-style-name="P16" draw:layer="layout" svg:width="1.6cm" svg:height="0.721cm" svg:x="0cm" svg:y="0.57cm">
          <draw:text-box>
            <text:p text:style-name="P15"><text:span text:style-name="T4">Di</text:span><text:span text:style-name="T4">ári</text:span><text:span text:style-name="T4">o</text:span></text:p>
          </draw:text-box>
        </draw:frame>
        <draw:frame draw:style-name="gr11" draw:text-style-name="P18" draw:layer="layout" svg:width="3.3cm" svg:height="0.603cm" svg:x="1.2cm" svg:y="0.6cm">
          <draw:text-box>
            <text:p text:style-name="P17"><text:span text:style-name="T4">Ta</text:span><text:span text:style-name="T4">bel</text:span><text:span text:style-name="T4">a </text:span><text:span text:style-name="T4">de </text:span><text:span text:style-name="T4">Ali</text:span><text:span text:style-name="T4">me</text:span><text:span text:style-name="T4">nto</text:span><text:span text:style-name="T4">s</text:span></text:p>
          </draw:text-box>
        </draw:frame>
        <draw:frame draw:style-name="gr12" draw:text-style-name="P18" draw:layer="layout" svg:width="1.9cm" svg:height="1.029cm" svg:x="4.1cm" svg:y="0.571cm">
          <draw:text-box>
            <text:p text:style-name="P17"><text:span text:style-name="T4">Re</text:span><text:span text:style-name="T4">fei</text:span><text:span text:style-name="T4">çõ</text:span><text:span text:style-name="T4">es</text:span></text:p>
          </draw:text-box>
        </draw:frame>
        <draw:frame draw:style-name="gr12" draw:text-style-name="P18" draw:layer="layout" svg:width="2.2cm" svg:height="1.029cm" svg:x="5.7cm" svg:y="0.572cm">
          <draw:text-box>
            <text:p text:style-name="P17"><text:span text:style-name="T4">Da</text:span><text:span text:style-name="T4">sh</text:span><text:span text:style-name="T4">bo</text:span><text:span text:style-name="T4">ard</text:span></text:p>
          </draw:text-box>
        </draw:frame>
        <draw:frame draw:style-name="gr13" draw:text-style-name="P9" draw:layer="layout" svg:width="0.43cm" svg:height="0.43cm" svg:x="0.274cm" svg:y="9.4cm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14" draw:text-style-name="P20" draw:layer="layout" svg:width="5.041cm" svg:height="0.721cm" svg:x="0.059cm" svg:y="1.479cm">
          <draw:text-box>
            <text:p text:style-name="P19"><text:span text:style-name="T5">S</text:span><text:span text:style-name="T5">eg</text:span><text:span text:style-name="T5">u</text:span><text:span text:style-name="T5">n</text:span><text:span text:style-name="T5">da</text:span><text:span text:style-name="T5">, </text:span><text:span text:style-name="T5">0</text:span><text:span text:style-name="T5">5/</text:span><text:span text:style-name="T5">0</text:span><text:span text:style-name="T5">1/</text:span><text:span text:style-name="T5">2</text:span><text:span text:style-name="T5">0</text:span><text:span text:style-name="T5">1</text:span><text:span text:style-name="T5">9</text:span></text:p>
          </draw:text-box>
        </draw:frame>
        <draw:g>
          <draw:custom-shape draw:style-name="gr15" draw:text-style-name="P2" draw:layer="layout" svg:width="7.3cm" svg:height="1cm" svg:x="0.143cm" svg:y="3.5cm">
            <text:p text:style-name="P1"><text:span text:style-name="T1">1</text:span><text:span text:style-name="T1">0</text:span><text:span text:style-name="T1">:</text:span><text:span text:style-name="T1">0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frame draw:style-name="gr16" draw:text-style-name="P5" draw:layer="layout" svg:width="1.338cm" svg:height="0.801cm" svg:x="2.462cm" svg:y="3.759cm">
              <draw:text-box>
                <text:p text:style-name="P4"><text:span text:style-name="T2">10</text:span><text:span text:style-name="T2">CH</text:span><text:span text:style-name="T2">O</text:span></text:p>
              </draw:text-box>
            </draw:frame>
            <draw:frame draw:style-name="gr17" draw:text-style-name="P14" draw:layer="layout" svg:width="0.46cm" svg:height="0.46cm" svg:x="2.3cm" svg:y="3.7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21" draw:layer="layout" svg:width="0.462cm" svg:height="0.462cm" svg:x="4.137cm" svg:y="3.6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22" draw:layer="layout" svg:width="1.5cm" svg:height="0.801cm" svg:x="4.312cm" svg:y="3.638cm">
              <draw:text-box>
                <text:p text:style-name="P7"><text:span text:style-name="T2">183</text:span><text:span text:style-name="T2">mg/</text:span><text:span text:style-name="T2">dl</text:span></text:p>
              </draw:text-box>
            </draw:frame>
          </draw:g>
          <draw:g>
            <draw:frame draw:style-name="gr17" draw:text-style-name="P14" draw:layer="layout" svg:width="0.474cm" svg:height="0.438cm" svg:x="6.043cm" svg:y="3.6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</draw:g>
        </draw:g>
        <draw:g>
          <draw:custom-shape draw:style-name="gr15" draw:text-style-name="P2" draw:layer="layout" svg:width="7.3cm" svg:height="1cm" svg:x="0.143cm" svg:y="4.8cm">
            <text:p text:style-name="P1"><text:span text:style-name="T1">1</text:span><text:span text:style-name="T1">1</text:span><text:span text:style-name="T1">:</text:span><text:span text:style-name="T1">0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4" draw:layer="layout" svg:width="0.46cm" svg:height="0.46cm" svg:x="2.3cm" svg:y="5.0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21" draw:layer="layout" svg:width="0.462cm" svg:height="0.462cm" svg:x="4.137cm" svg:y="4.9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22" draw:layer="layout" svg:width="1.5cm" svg:height="0.801cm" svg:x="4.312cm" svg:y="4.938cm">
              <draw:text-box>
                <text:p text:style-name="P7"><text:span text:style-name="T2">213</text:span><text:span text:style-name="T2">mg/</text:span><text:span text:style-name="T2">dl</text:span></text:p>
              </draw:text-box>
            </draw:frame>
          </draw:g>
          <draw:g>
            <draw:frame draw:style-name="gr17" draw:text-style-name="P14" draw:layer="layout" svg:width="0.474cm" svg:height="0.438cm" svg:x="6.043cm" svg:y="4.9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23" draw:layer="layout" svg:width="1.442cm" svg:height="0.526cm" svg:x="6.258cm" svg:y="4.96cm">
              <draw:text-box>
                <text:p><text:span text:style-name="T2"><text:s text:c="2"/></text:span><text:span text:style-name="T2">1U</text:span></text:p>
              </draw:text-box>
            </draw:frame>
          </draw:g>
        </draw:g>
        <draw:g>
          <draw:custom-shape draw:style-name="gr15" draw:text-style-name="P2" draw:layer="layout" svg:width="7.3cm" svg:height="1cm" svg:x="0.143cm" svg:y="6.1cm">
            <text:p text:style-name="P1"><text:span text:style-name="T1">11:3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4" draw:layer="layout" svg:width="0.46cm" svg:height="0.46cm" svg:x="2.3cm" svg:y="6.3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21" draw:layer="layout" svg:width="0.462cm" svg:height="0.462cm" svg:x="4.137cm" svg:y="6.2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22" draw:layer="layout" svg:width="1.5cm" svg:height="0.801cm" svg:x="4.312cm" svg:y="6.238cm">
              <draw:text-box>
                <text:p text:style-name="P7"><text:span text:style-name="T2">133</text:span><text:span text:style-name="T2">mg/</text:span><text:span text:style-name="T2">dl</text:span></text:p>
              </draw:text-box>
            </draw:frame>
          </draw:g>
          <draw:g>
            <draw:frame draw:style-name="gr17" draw:text-style-name="P14" draw:layer="layout" svg:width="0.474cm" svg:height="0.438cm" svg:x="6.043cm" svg:y="6.2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23" draw:layer="layout" svg:width="1.442cm" svg:height="0.526cm" svg:x="6.258cm" svg:y="6.26cm">
              <draw:text-box>
                <text:p><text:span text:style-name="T2"><text:s/></text:span></text:p>
              </draw:text-box>
            </draw:frame>
          </draw:g>
        </draw:g>
        <draw:custom-shape draw:style-name="gr21" draw:text-style-name="P24" draw:layer="layout" svg:width="0.9cm" svg:height="0.7cm" svg:x="2.052cm" svg:y="6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cm" svg:height="0.7cm" svg:x="5.8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9cm" svg:height="0.7cm" svg:x="5.9cm" svg:y="6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0.27cm" svg:height="0.27cm" draw:transform="rotate (-3.14159265358979) translate (6.47cm 4.2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9" draw:layer="layout" svg:width="0.27cm" svg:height="0.27cm" draw:transform="rotate (-3.14159265358979) translate (6.57cm 6.7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9" draw:layer="layout" svg:width="0.27cm" svg:height="0.27cm" draw:transform="rotate (-3.14159265358979) translate (2.77cm 6.8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g>
          <draw:custom-shape draw:style-name="gr15" draw:text-style-name="P2" draw:layer="layout" svg:width="7.3cm" svg:height="1cm" svg:x="0.143cm" svg:y="7.736cm">
            <text:p text:style-name="P1"><text:span text:style-name="T1">1</text:span><text:span text:style-name="T1">1</text:span><text:span text:style-name="T1">:</text:span><text:span text:style-name="T1">3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4" draw:layer="layout" svg:width="0.46cm" svg:height="0.46cm" svg:x="2.3cm" svg:y="7.976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21" draw:layer="layout" svg:width="0.462cm" svg:height="0.462cm" svg:x="4.137cm" svg:y="7.917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</draw:g>
          <draw:g>
            <draw:frame draw:style-name="gr17" draw:text-style-name="P14" draw:layer="layout" svg:width="0.474cm" svg:height="0.438cm" svg:x="6.043cm" svg:y="7.928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23" draw:layer="layout" svg:width="1.442cm" svg:height="0.526cm" svg:x="6.258cm" svg:y="7.896cm">
              <draw:text-box>
                <text:p><text:span text:style-name="T2"><text:s/></text:span></text:p>
              </draw:text-box>
            </draw:frame>
          </draw:g>
        </draw:g>
        <draw:custom-shape draw:style-name="gr21" draw:text-style-name="P24" draw:layer="layout" svg:width="0.9cm" svg:height="0.7cm" svg:x="2.052cm" svg:y="7.8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cm" svg:height="0.7cm" svg:x="3.852cm" svg:y="7.8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9cm" svg:height="0.7cm" svg:x="5.752cm" svg:y="7.813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0.27cm" svg:height="0.27cm" draw:transform="rotate (-3.14159265358979) translate (2.7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9" draw:layer="layout" svg:width="0.27cm" svg:height="0.27cm" draw:transform="rotate (-3.14159265358979) translate (4.6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9" draw:layer="layout" svg:width="0.27cm" svg:height="0.27cm" draw:transform="rotate (-3.14159265358979) translate (6.5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</draw:page>
      <draw:page draw:name="page2" draw:style-name="dp1" draw:master-page-name="Padrão">
        <draw:frame draw:style-name="gr24" draw:text-style-name="P1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11"><text:span text:style-name="T3"/></text:p>
            <text:p text:style-name="P11"><text:span text:style-name="T3"/></text:p>
            <text:p text:style-name="P11"><text:span text:style-name="T3"/></text:p>
          </draw:image>
        </draw:frame>
        <draw:custom-shape draw:style-name="gr25" draw:text-style-name="P13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17" draw:text-style-name="P14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17" draw:text-style-name="P14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26" draw:text-style-name="P16" draw:layer="layout" svg:width="1.6cm" svg:height="0.721cm" svg:x="0cm" svg:y="0.57cm">
          <draw:text-box>
            <text:p text:style-name="P15"><text:span text:style-name="T4">Di</text:span><text:span text:style-name="T4">ári</text:span><text:span text:style-name="T4">o</text:span></text:p>
          </draw:text-box>
        </draw:frame>
        <draw:frame draw:style-name="gr27" draw:text-style-name="P18" draw:layer="layout" svg:width="3.3cm" svg:height="0.603cm" svg:x="1.2cm" svg:y="0.6cm">
          <draw:text-box>
            <text:p text:style-name="P17"><text:span text:style-name="T4">Ta</text:span><text:span text:style-name="T4">bel</text:span><text:span text:style-name="T4">a </text:span><text:span text:style-name="T4">de </text:span><text:span text:style-name="T4">Ali</text:span><text:span text:style-name="T4">me</text:span><text:span text:style-name="T4">nto</text:span><text:span text:style-name="T4">s</text:span></text:p>
          </draw:text-box>
        </draw:frame>
        <draw:frame draw:style-name="gr28" draw:text-style-name="P18" draw:layer="layout" svg:width="1.9cm" svg:height="0.929cm" svg:x="4.1cm" svg:y="0.571cm">
          <draw:text-box>
            <text:p text:style-name="P17"><text:span text:style-name="T4">Re</text:span><text:span text:style-name="T4">fei</text:span><text:span text:style-name="T4">çõ</text:span><text:span text:style-name="T4">es</text:span></text:p>
          </draw:text-box>
        </draw:frame>
        <draw:frame draw:style-name="gr29" draw:text-style-name="P18" draw:layer="layout" svg:width="2.2cm" svg:height="1.029cm" svg:x="5.7cm" svg:y="0.572cm">
          <draw:text-box>
            <text:p text:style-name="P17"><text:span text:style-name="T4">Da</text:span><text:span text:style-name="T4">sh</text:span><text:span text:style-name="T4">bo</text:span><text:span text:style-name="T4">ard</text:span></text:p>
          </draw:text-box>
        </draw:frame>
        <draw:frame draw:style-name="gr30" draw:text-style-name="P27" draw:layer="layout" svg:width="8.941cm" svg:height="1.191cm" svg:x="0.9cm" svg:y="1.368cm">
          <draw:text-box>
            <text:p text:style-name="P26"><text:span text:style-name="T6">Al</text:span><text:span text:style-name="T6">m</text:span><text:span text:style-name="T6">oç</text:span><text:span text:style-name="T6">o <text:s/></text:span><text:span text:style-name="T6"><text:s text:c="2"/></text:span><text:span text:style-name="T6">Se</text:span><text:span text:style-name="T6">g, </text:span><text:span text:style-name="T6">11</text:span><text:span text:style-name="T6">:3</text:span><text:span text:style-name="T6">0 <text:s/></text:span><text:span text:style-name="T6"><text:s text:c="2"/></text:span><text:span text:style-name="T6">2</text:span><text:span text:style-name="T6">0</text:span><text:span text:style-name="T6">C</text:span><text:span text:style-name="T6">H</text:span><text:span text:style-name="T6">O <text:s/></text:span><text:span text:style-name="T6"><text:s text:c="3"/></text:span><text:span text:style-name="T6">2</text:span><text:span text:style-name="T6">U</text:span></text:p>
          </draw:text-box>
        </draw:frame>
        <draw:frame draw:style-name="gr17" draw:text-style-name="P14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9" draw:text-style-name="P14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1" draw:text-style-name="P29" draw:layer="layout" svg:width="7.3cm" svg:height="1cm" svg:x="0.1cm" svg:y="3.2cm">
            <text:p text:style-name="P28"><text:span text:style-name="T7">Arro</text:span><text:span text:style-name="T7">z </text:span><text:span text:style-name="T7">Bran</text:span><text:span text:style-name="T7">co <text:s text:c="4"/></text:span><text:span text:style-name="T7"><text:s text:c="9"/></text:span><text:span text:style-name="T7">2 </text:span><text:span text:style-name="T7">colh</text:span><text:span text:style-name="T7">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9" draw:layer="layout" svg:width="7.3cm" svg:height="1cm" svg:x="0.136cm" svg:y="4.636cm">
            <text:p text:style-name="P28"><text:span text:style-name="T7">Ar</text:span><text:span text:style-name="T7">ro</text:span><text:span text:style-name="T7">z </text:span><text:span text:style-name="T7">Br</text:span><text:span text:style-name="T7">an</text:span><text:span text:style-name="T7">co </text:span><text:span text:style-name="T7"><text:s text:c="6"/></text:span><text:span text:style-name="T7"><text:s text:c="6"/></text:span><text:span text:style-name="T7"><text:s/>2 </text:span><text:span text:style-name="T7">co</text:span><text:span text:style-name="T7">lh</text:span><text:span text:style-name="T7">er</text:span><text:span text:style-name="T7">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31" draw:layer="layout" svg:width="6.3cm" svg:height="0.7cm" svg:x="0.3cm" svg:y="2.3cm">
            <text:p text:style-name="P30"><text:span text:style-name="T5">Feijão</text:span></text:p>
            <text:p text:style-name="P30"><text:span text:style-name="T5"/></text:p>
            <text:p text:style-name="P30"><text:span text:style-name="T5"/></text:p>
            <draw:enhanced-geometry svg:viewBox="0 0 21600 21600" draw:type="rectangle" draw:enhanced-path="M 0 0 L 21600 0 21600 21600 0 21600 0 0 Z N"/>
          </draw:custom-shape>
          <draw:custom-shape draw:style-name="gr32" draw:text-style-name="P33" draw:layer="layout" svg:width="6.3cm" svg:height="2.5cm" svg:x="0.3cm" svg:y="3cm">
            <text:p text:style-name="P32"><text:span text:style-name="T5">F</text:span><text:span text:style-name="T5">eij</text:span><text:span text:style-name="T5">ão </text:span><text:span text:style-name="T5">V</text:span><text:span text:style-name="T5">er</text:span><text:span text:style-name="T5">m</text:span><text:span text:style-name="T5">el</text:span><text:span text:style-name="T5">h</text:span><text:span text:style-name="T5">o</text:span></text:p>
            <text:p text:style-name="P32"><text:span text:style-name="T5">F</text:span><text:span text:style-name="T5">eij</text:span><text:span text:style-name="T5">ão </text:span><text:span text:style-name="T5">C</text:span><text:span text:style-name="T5">ar</text:span><text:span text:style-name="T5">io</text:span><text:span text:style-name="T5">q</text:span><text:span text:style-name="T5">ui</text:span><text:span text:style-name="T5">n</text:span><text:span text:style-name="T5">ha</text:span></text:p>
            <text:p text:style-name="P32"><text:span text:style-name="T5"/></text:p>
            <text:p text:style-name="P30"><text:span text:style-name="T5">A</text:span><text:span text:style-name="T5">di</text:span><text:span text:style-name="T5">ci</text:span><text:span text:style-name="T5">o</text:span><text:span text:style-name="T5">na</text:span><text:span text:style-name="T5">r..</text:span><text:span text:style-name="T5">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5" draw:layer="layout" svg:width="7.3cm" svg:height="1cm" svg:x="0.172cm" svg:y="5.972cm">
            <text:p text:style-name="P34"><text:span text:style-name="T5">Arroz </text:span><text:span text:style-name="T5">Branco <text:s text:c="5"/></text:span><text:span text:style-name="T5">2 colheres <text:s text:c="2"/></text:span><text:span text:style-name="T5"><text:s text:c="3"/>4CHO</text:span></text:p>
            <draw:enhanced-geometry svg:viewBox="0 0 21600 21600" draw:type="rectangle" draw:enhanced-path="M 0 0 L 21600 0 21600 21600 0 21600 0 0 Z N"/>
          </draw:custom-shape>
        </draw:g>
        <draw:frame draw:style-name="gr17" draw:text-style-name="P14" draw:layer="layout" svg:width="0.822cm" svg:height="0.675cm" svg:x="6.7cm" svg:y="2.425cm">
          <draw:image xlink:href="Pictures/100002010000002D00000025B24F7B04C7826711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33" draw:text-style-name="P1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11"><text:span text:style-name="T3"/></text:p>
            <text:p text:style-name="P11"><text:span text:style-name="T3"/></text:p>
            <text:p text:style-name="P11"><text:span text:style-name="T3"/></text:p>
          </draw:image>
        </draw:frame>
        <draw:custom-shape draw:style-name="gr34" draw:text-style-name="P13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14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35" draw:text-style-name="P14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35" draw:text-style-name="P14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36" draw:text-style-name="P16" draw:layer="layout" svg:width="1.6cm" svg:height="0.721cm" svg:x="0cm" svg:y="0.57cm">
          <draw:text-box>
            <text:p text:style-name="P15"><text:span text:style-name="T4">Di</text:span><text:span text:style-name="T4">ári</text:span><text:span text:style-name="T4">o</text:span></text:p>
          </draw:text-box>
        </draw:frame>
        <draw:frame draw:style-name="gr37" draw:text-style-name="P18" draw:layer="layout" svg:width="3.3cm" svg:height="0.603cm" svg:x="1.2cm" svg:y="0.6cm">
          <draw:text-box>
            <text:p text:style-name="P17"><text:span text:style-name="T4">Ta</text:span><text:span text:style-name="T4">bel</text:span><text:span text:style-name="T4">a </text:span><text:span text:style-name="T4">de </text:span><text:span text:style-name="T4">Ali</text:span><text:span text:style-name="T4">me</text:span><text:span text:style-name="T4">nto</text:span><text:span text:style-name="T4">s</text:span></text:p>
          </draw:text-box>
        </draw:frame>
        <draw:frame draw:style-name="gr38" draw:text-style-name="P18" draw:layer="layout" svg:width="1.9cm" svg:height="0.929cm" svg:x="4.1cm" svg:y="0.571cm">
          <draw:text-box>
            <text:p text:style-name="P17"><text:span text:style-name="T4">Re</text:span><text:span text:style-name="T4">fei</text:span><text:span text:style-name="T4">çõ</text:span><text:span text:style-name="T4">es</text:span></text:p>
          </draw:text-box>
        </draw:frame>
        <draw:frame draw:style-name="gr39" draw:text-style-name="P18" draw:layer="layout" svg:width="2.2cm" svg:height="1.029cm" svg:x="5.7cm" svg:y="0.572cm">
          <draw:text-box>
            <text:p text:style-name="P17"><text:span text:style-name="T4">Da</text:span><text:span text:style-name="T4">sh</text:span><text:span text:style-name="T4">bo</text:span><text:span text:style-name="T4">ard</text:span></text:p>
          </draw:text-box>
        </draw:frame>
        <draw:frame draw:style-name="gr40" draw:text-style-name="P27" draw:layer="layout" svg:width="8.941cm" svg:height="1.191cm" svg:x="0.9cm" svg:y="1.368cm">
          <draw:text-box>
            <text:p text:style-name="P26"><text:span text:style-name="T6">Al</text:span><text:span text:style-name="T6">m</text:span><text:span text:style-name="T6">oç</text:span><text:span text:style-name="T6">o <text:s/></text:span><text:span text:style-name="T6"><text:s text:c="2"/></text:span><text:span text:style-name="T6">Se</text:span><text:span text:style-name="T6">g, </text:span><text:span text:style-name="T6">11</text:span><text:span text:style-name="T6">:3</text:span><text:span text:style-name="T6">0 <text:s/></text:span><text:span text:style-name="T6"><text:s text:c="2"/></text:span><text:span text:style-name="T6">2</text:span><text:span text:style-name="T6">0</text:span><text:span text:style-name="T6">C</text:span><text:span text:style-name="T6">H</text:span><text:span text:style-name="T6">O <text:s/></text:span><text:span text:style-name="T6"><text:s text:c="3"/></text:span><text:span text:style-name="T6">2</text:span><text:span text:style-name="T6">U</text:span></text:p>
          </draw:text-box>
        </draw:frame>
        <draw:frame draw:style-name="gr35" draw:text-style-name="P14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41" draw:text-style-name="P14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42" draw:text-style-name="P35" draw:layer="layout" svg:width="7.3cm" svg:height="1cm" svg:x="0.172cm" svg:y="3.772cm">
            <text:p text:style-name="P34"><text:span text:style-name="T5">F</text:span><text:span text:style-name="T5">eij</text:span><text:span text:style-name="T5">ão 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/>4 </text:span><text:span text:style-name="T5">co</text:span><text:span text:style-name="T5">lh</text:span><text:span text:style-name="T5">er</text:span><text:span text:style-name="T5">es </text:span><text:span text:style-name="T5"><text:s text:c="4"/></text:span><text:span text:style-name="T5"><text:s/></text:span><text:span text:style-name="T5">4</text:span><text:span text:style-name="T5">C</text:span><text:span text:style-name="T5">H</text:span><text:span text:style-name="T5">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35" draw:layer="layout" svg:width="7.3cm" svg:height="1cm" svg:x="0.2cm" svg:y="2.3cm">
            <text:p text:style-name="P34"><text:span text:style-name="T5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9" draw:layer="layout" svg:width="0.43cm" svg:height="0.43cm" svg:x="0.291cm" svg:y="9.418cm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custom-shape draw:style-name="gr43" draw:text-style-name="P36" draw:layer="layout" svg:width="1.7cm" svg:height="1.23cm" svg:x="0.5cm" svg:y="9.6cm">
          <text:p text:style-name="P14"><text:span text:style-name="T7">Alimento</text:span></text:p>
          <text:p text:style-name="P14"><text:span text:style-name="T7">Refeiçã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44" draw:text-style-name="P1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11"><text:span text:style-name="T3"/></text:p>
            <text:p text:style-name="P11"><text:span text:style-name="T3"/></text:p>
            <text:p text:style-name="P11"><text:span text:style-name="T3"/></text:p>
          </draw:image>
        </draw:frame>
        <draw:custom-shape draw:style-name="gr45" draw:text-style-name="P13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46" draw:text-style-name="P14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46" draw:text-style-name="P14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47" draw:text-style-name="P16" draw:layer="layout" svg:width="1.6cm" svg:height="0.721cm" svg:x="0cm" svg:y="0.57cm">
          <draw:text-box>
            <text:p text:style-name="P15"><text:span text:style-name="T4">D</text:span><text:span text:style-name="T4">i</text:span><text:span text:style-name="T4">á</text:span><text:span text:style-name="T4">r</text:span><text:span text:style-name="T4">i</text:span><text:span text:style-name="T4">o</text:span></text:p>
          </draw:text-box>
        </draw:frame>
        <draw:frame draw:style-name="gr48" draw:text-style-name="P18" draw:layer="layout" svg:width="3.3cm" svg:height="0.603cm" svg:x="1.2cm" svg:y="0.6cm">
          <draw:text-box>
            <text:p text:style-name="P17"><text:span text:style-name="T4">T</text:span><text:span text:style-name="T4">a</text:span><text:span text:style-name="T4">b</text:span><text:span text:style-name="T4">e</text:span><text:span text:style-name="T4">l</text:span><text:span text:style-name="T4">a</text:span><text:span text:style-name="T4"> </text:span><text:span text:style-name="T4">d</text:span><text:span text:style-name="T4">e</text:span><text:span text:style-name="T4"> </text:span><text:span text:style-name="T4">A</text:span><text:span text:style-name="T4">l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s</text:span></text:p>
          </draw:text-box>
        </draw:frame>
        <draw:frame draw:style-name="gr49" draw:text-style-name="P18" draw:layer="layout" svg:width="1.9cm" svg:height="0.929cm" svg:x="4.1cm" svg:y="0.571cm">
          <draw:text-box>
            <text:p text:style-name="P17"><text:span text:style-name="T4">R</text:span><text:span text:style-name="T4">e</text:span><text:span text:style-name="T4">f</text:span><text:span text:style-name="T4">e</text:span><text:span text:style-name="T4">i</text:span><text:span text:style-name="T4">ç</text:span><text:span text:style-name="T4">õ</text:span><text:span text:style-name="T4">e</text:span><text:span text:style-name="T4">s</text:span></text:p>
          </draw:text-box>
        </draw:frame>
        <draw:frame draw:style-name="gr50" draw:text-style-name="P18" draw:layer="layout" svg:width="2.2cm" svg:height="1.029cm" svg:x="5.7cm" svg:y="0.572cm">
          <draw:text-box>
            <text:p text:style-name="P17"><text:span text:style-name="T4">Dashboard</text:span></text:p>
          </draw:text-box>
        </draw:frame>
        <draw:frame draw:style-name="gr51" draw:text-style-name="P27" draw:layer="layout" svg:width="8.941cm" svg:height="1.191cm" svg:x="0.9cm" svg:y="1.368cm">
          <draw:text-box>
            <text:p text:style-name="P26"><text:span text:style-name="T6">Al</text:span><text:span text:style-name="T6">m</text:span><text:span text:style-name="T6">oç</text:span><text:span text:style-name="T6">o <text:s/></text:span><text:span text:style-name="T6"><text:s text:c="2"/></text:span><text:span text:style-name="T6">Se</text:span><text:span text:style-name="T6">g, </text:span><text:span text:style-name="T6">11</text:span><text:span text:style-name="T6">:3</text:span><text:span text:style-name="T6">0 <text:s/></text:span><text:span text:style-name="T6"><text:s text:c="2"/></text:span><text:span text:style-name="T6">2</text:span><text:span text:style-name="T6">0</text:span><text:span text:style-name="T6">C</text:span><text:span text:style-name="T6">H</text:span><text:span text:style-name="T6">O <text:s/></text:span><text:span text:style-name="T6"><text:s text:c="3"/></text:span><text:span text:style-name="T6">2</text:span><text:span text:style-name="T6">U</text:span></text:p>
          </draw:text-box>
        </draw:frame>
        <draw:frame draw:style-name="gr46" draw:text-style-name="P14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52" draw:text-style-name="P14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53" draw:text-style-name="P29" draw:layer="layout" svg:width="7.3cm" svg:height="1cm" svg:x="0.1cm" svg:y="5.1cm">
            <text:p text:style-name="P28"><text:span text:style-name="T7">A</text:span><text:span text:style-name="T7">rr</text:span><text:span text:style-name="T7">o</text:span><text:span text:style-name="T7">z </text:span><text:span text:style-name="T7">B</text:span><text:span text:style-name="T7">r</text:span><text:span text:style-name="T7">a</text:span><text:span text:style-name="T7">n</text:span><text:span text:style-name="T7">c</text:span><text:span text:style-name="T7">o 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/></text:span><text:span text:style-name="T7">2 </text:span><text:span text:style-name="T7">c</text:span><text:span text:style-name="T7">o</text:span><text:span text:style-name="T7">l</text:span><text:span text:style-name="T7">h</text:span><text:span text:style-name="T7">e</text:span><text:span text:style-name="T7">r</text:span><text:span text:style-name="T7">e</text:span><text:span text:style-name="T7">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29" draw:layer="layout" svg:width="7.3cm" svg:height="1cm" svg:x="0.136cm" svg:y="6.536cm">
            <text:p text:style-name="P28"><text:span text:style-name="T7">A</text:span><text:span text:style-name="T7">rr</text:span><text:span text:style-name="T7">o</text:span><text:span text:style-name="T7">z </text:span><text:span text:style-name="T7">B</text:span><text:span text:style-name="T7">r</text:span><text:span text:style-name="T7">a</text:span><text:span text:style-name="T7">n</text:span><text:span text:style-name="T7">c</text:span><text:span text:style-name="T7">o 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/></text:span><text:span text:style-name="T7">2 </text:span><text:span text:style-name="T7">c</text:span><text:span text:style-name="T7">o</text:span><text:span text:style-name="T7">l</text:span><text:span text:style-name="T7">h</text:span><text:span text:style-name="T7">e</text:span><text:span text:style-name="T7">r</text:span><text:span text:style-name="T7">e</text:span><text:span text:style-name="T7">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31" draw:layer="layout" svg:width="6.3cm" svg:height="0.7cm" svg:x="0.3cm" svg:y="4.3cm">
            <text:p text:style-name="P30"><text:span text:style-name="T5">F</text:span><text:span text:style-name="T5">e</text:span><text:span text:style-name="T5">ij</text:span><text:span text:style-name="T5">ã</text:span><text:span text:style-name="T5">o</text:span></text:p>
            <text:p text:style-name="P30"><text:span text:style-name="T5"/></text:p>
            <text:p text:style-name="P30"><text:span text:style-name="T5"/></text:p>
            <draw:enhanced-geometry svg:viewBox="0 0 21600 21600" draw:type="rectangle" draw:enhanced-path="M 0 0 L 21600 0 21600 21600 0 21600 0 0 Z N"/>
          </draw:custom-shape>
          <draw:custom-shape draw:style-name="gr55" draw:text-style-name="P33" draw:layer="layout" svg:width="6.3cm" svg:height="2.5cm" svg:x="0.3cm" svg:y="5cm">
            <text:p text:style-name="P32"><text:span text:style-name="T5">Feijão Vermelho</text:span></text:p>
            <text:p text:style-name="P32"><text:span text:style-name="T5">Feijão Carioquinha</text:span></text:p>
            <text:p text:style-name="P32"><text:span text:style-name="T5"/></text:p>
            <text:p text:style-name="P30"><text:span text:style-name="T5">Adicionar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35" draw:layer="layout" svg:width="7.3cm" svg:height="1cm" svg:x="0.172cm" svg:y="5.972cm">
            <text:p text:style-name="P34"><text:span text:style-name="T5">Arr</text:span><text:span text:style-name="T5">oz </text:span><text:span text:style-name="T5">Bra</text:span><text:span text:style-name="T5">nco </text:span><text:span text:style-name="T5"><text:s text:c="5"/></text:span><text:span text:style-name="T5">2 </text:span><text:span text:style-name="T5">col</text:span><text:span text:style-name="T5">her</text:span><text:span text:style-name="T5">es <text:s text:c="3"/></text:span><text:span text:style-name="T5"><text:s text:c="2"/></text:span><text:span text:style-name="T5">4C</text:span><text:span text:style-name="T5">HO</text:span></text:p>
            <draw:enhanced-geometry svg:viewBox="0 0 21600 21600" draw:type="rectangle" draw:enhanced-path="M 0 0 L 21600 0 21600 21600 0 21600 0 0 Z N"/>
          </draw:custom-shape>
        </draw:g>
        <draw:frame draw:style-name="gr46" draw:text-style-name="P14" draw:layer="layout" svg:width="0.822cm" svg:height="0.675cm" svg:x="6.7cm" svg:y="4.325cm">
          <draw:image xlink:href="Pictures/100002010000002D00000025B24F7B04C7826711.png" xlink:type="simple" xlink:show="embed" xlink:actuate="onLoad">
            <text:p/>
          </draw:image>
        </draw:frame>
        <draw:custom-shape draw:style-name="gr56" draw:text-style-name="P37" draw:layer="layout" svg:width="7.62cm" svg:height="4.3cm" svg:x="0cm" svg:y="3.5cm">
          <text:p text:style-name="P14">Alimento</text:p>
          <draw:enhanced-geometry svg:viewBox="0 0 21600 21600" draw:type="rectangle" draw:enhanced-path="M 0 0 L 21600 0 21600 21600 0 21600 0 0 Z N"/>
        </draw:custom-shape>
        <draw:g>
          <draw:custom-shape draw:style-name="gr57" draw:text-style-name="P31" draw:layer="layout" svg:width="6.9cm" svg:height="0.7cm" svg:x="0.3cm" svg:y="4.4cm">
            <text:p text:style-name="P30"><text:span text:style-name="T5"/></text:p>
            <text:p text:style-name="P30"><text:span text:style-name="T5"/></text:p>
            <text:p text:style-name="P30"><text:span text:style-name="T5"/></text:p>
            <draw:enhanced-geometry svg:viewBox="0 0 21600 21600" draw:type="rectangle" draw:enhanced-path="M 0 0 L 21600 0 21600 21600 0 21600 0 0 Z N"/>
          </draw:custom-shape>
        </draw:g>
        <draw:frame draw:style-name="gr58" draw:text-style-name="P39" draw:layer="layout" svg:width="2.7cm" svg:height="0.721cm" svg:x="0.1cm" svg:y="5.5cm">
          <draw:text-box>
            <text:p text:style-name="P38"><text:span text:style-name="T5">Quantid</text:span><text:span text:style-name="T5">ade:</text:span></text:p>
          </draw:text-box>
        </draw:frame>
        <draw:custom-shape draw:style-name="gr59" draw:text-style-name="P40" draw:layer="layout" svg:width="1.2cm" svg:height="0.6cm" svg:x="1.3cm" svg:y="7cm">
          <text:p text:style-name="P14"><text:span text:style-name="T5">OK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1.7cm" svg:height="0.6cm" svg:x="4.7cm" svg:y="7cm">
          <text:p text:style-name="P14"><text:span text:style-name="T5">C</text:span><text:span text:style-name="T5">a</text:span><text:span text:style-name="T5">n</text:span><text:span text:style-name="T5">c</text:span><text:span text:style-name="T5">e</text:span><text:span text:style-name="T5">l</text:span><text:span text:style-name="T5">a</text:span><text:span text:style-name="T5">r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frame draw:style-name="gr61" draw:text-style-name="P1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11"><text:span text:style-name="T3"/></text:p>
            <text:p text:style-name="P11"><text:span text:style-name="T3"/></text:p>
            <text:p text:style-name="P11"><text:span text:style-name="T3"/></text:p>
          </draw:image>
        </draw:frame>
        <draw:custom-shape draw:style-name="gr62" draw:text-style-name="P13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14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63" draw:text-style-name="P14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63" draw:text-style-name="P14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64" draw:text-style-name="P16" draw:layer="layout" svg:width="1.6cm" svg:height="0.721cm" svg:x="0cm" svg:y="0.57cm">
          <draw:text-box>
            <text:p text:style-name="P15"><text:span text:style-name="T4">Di</text:span><text:span text:style-name="T4">ári</text:span><text:span text:style-name="T4">o</text:span></text:p>
          </draw:text-box>
        </draw:frame>
        <draw:frame draw:style-name="gr65" draw:text-style-name="P18" draw:layer="layout" svg:width="3.3cm" svg:height="0.603cm" svg:x="1.2cm" svg:y="0.6cm">
          <draw:text-box>
            <text:p text:style-name="P17"><text:span text:style-name="T4">Ta</text:span><text:span text:style-name="T4">bel</text:span><text:span text:style-name="T4">a </text:span><text:span text:style-name="T4">de </text:span><text:span text:style-name="T4">Ali</text:span><text:span text:style-name="T4">me</text:span><text:span text:style-name="T4">nto</text:span><text:span text:style-name="T4">s</text:span></text:p>
          </draw:text-box>
        </draw:frame>
        <draw:frame draw:style-name="gr66" draw:text-style-name="P18" draw:layer="layout" svg:width="1.9cm" svg:height="0.929cm" svg:x="4.1cm" svg:y="0.571cm">
          <draw:text-box>
            <text:p text:style-name="P17"><text:span text:style-name="T4">Re</text:span><text:span text:style-name="T4">fei</text:span><text:span text:style-name="T4">çõ</text:span><text:span text:style-name="T4">es</text:span></text:p>
          </draw:text-box>
        </draw:frame>
        <draw:frame draw:style-name="gr67" draw:text-style-name="P18" draw:layer="layout" svg:width="2.2cm" svg:height="1.029cm" svg:x="5.7cm" svg:y="0.572cm">
          <draw:text-box>
            <text:p text:style-name="P17"><text:span text:style-name="T4">Da</text:span><text:span text:style-name="T4">sh</text:span><text:span text:style-name="T4">bo</text:span><text:span text:style-name="T4">ard</text:span></text:p>
          </draw:text-box>
        </draw:frame>
        <draw:frame draw:style-name="gr68" draw:text-style-name="P27" draw:layer="layout" svg:width="8.941cm" svg:height="1.191cm" svg:x="0.9cm" svg:y="1.368cm">
          <draw:text-box>
            <text:p text:style-name="P26"><text:span text:style-name="T6">Al</text:span><text:span text:style-name="T6">m</text:span><text:span text:style-name="T6">oç</text:span><text:span text:style-name="T6">o <text:s/></text:span><text:span text:style-name="T6"><text:s text:c="2"/></text:span><text:span text:style-name="T6">Se</text:span><text:span text:style-name="T6">g, </text:span><text:span text:style-name="T6">11</text:span><text:span text:style-name="T6">:3</text:span><text:span text:style-name="T6">0 <text:s/></text:span><text:span text:style-name="T6"><text:s text:c="2"/></text:span><text:span text:style-name="T6">2</text:span><text:span text:style-name="T6">0</text:span><text:span text:style-name="T6">C</text:span><text:span text:style-name="T6">H</text:span><text:span text:style-name="T6">O <text:s/></text:span><text:span text:style-name="T6"><text:s text:c="3"/></text:span><text:span text:style-name="T6">2</text:span><text:span text:style-name="T6">U</text:span></text:p>
          </draw:text-box>
        </draw:frame>
        <draw:frame draw:style-name="gr63" draw:text-style-name="P14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69" draw:text-style-name="P14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70" draw:text-style-name="P29" draw:layer="layout" svg:width="7.3cm" svg:height="1cm" svg:x="0.1cm" svg:y="3.2cm">
            <text:p text:style-name="P28"><text:span text:style-name="T7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29" draw:layer="layout" svg:width="7.3cm" svg:height="1cm" svg:x="0.136cm" svg:y="4.636cm">
            <text:p text:style-name="P28"><text:span text:style-name="T7">Arroz </text:span><text:span text:style-name="T7">Branc</text:span><text:span text:style-name="T7">o <text:s text:c="10"/></text:span><text:span text:style-name="T7"><text:s text:c="3"/>2 </text:span><text:span text:style-name="T7">colher</text:span><text:span text:style-name="T7">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31" draw:layer="layout" svg:width="6.3cm" svg:height="0.7cm" svg:x="0.3cm" svg:y="2.4cm">
            <text:p text:style-name="P30"><text:span text:style-name="T5">F</text:span><text:span text:style-name="T5">e</text:span><text:span text:style-name="T5">i</text:span><text:span text:style-name="T5">j</text:span><text:span text:style-name="T5">ã</text:span><text:span text:style-name="T5">o</text:span></text:p>
            <text:p text:style-name="P30"><text:span text:style-name="T5"/></text:p>
            <text:p text:style-name="P30"><text:span text:style-name="T5"/></text:p>
            <draw:enhanced-geometry svg:viewBox="0 0 21600 21600" draw:type="rectangle" draw:enhanced-path="M 0 0 L 21600 0 21600 21600 0 21600 0 0 Z N"/>
          </draw:custom-shape>
          <draw:custom-shape draw:style-name="gr72" draw:text-style-name="P33" draw:layer="layout" svg:width="6.3cm" svg:height="2.5cm" svg:x="0.3cm" svg:y="3.1cm">
            <text:p text:style-name="P32"><text:span text:style-name="T5">Feijão Vermelho</text:span></text:p>
            <text:p text:style-name="P32"><text:span text:style-name="T5">Feijão Carioquinha</text:span></text:p>
            <text:p text:style-name="P32"><text:span text:style-name="T5"/></text:p>
            <text:p text:style-name="P30"><text:span text:style-name="T5">Adicionar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0" draw:text-style-name="P35" draw:layer="layout" svg:width="7.3cm" svg:height="1cm" svg:x="0.172cm" svg:y="5.972cm">
            <text:p text:style-name="P34"><text:span text:style-name="T5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63" draw:text-style-name="P14" draw:layer="layout" svg:width="0.822cm" svg:height="0.675cm" svg:x="6.7cm" svg:y="2.425cm">
          <draw:image xlink:href="Pictures/100002010000002D00000025B24F7B04C7826711.png" xlink:type="simple" xlink:show="embed" xlink:actuate="onLoad">
            <text:p/>
          </draw:image>
        </draw:frame>
        <draw:custom-shape draw:style-name="gr73" draw:text-style-name="P37" draw:layer="layout" svg:width="7.62cm" svg:height="6.8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74" draw:text-style-name="P31" draw:layer="layout" svg:width="6.9cm" svg:height="0.7cm" svg:x="0.3cm" svg:y="2.5cm">
            <text:p text:style-name="P30"><text:span text:style-name="T5">F</text:span><text:span text:style-name="T5">e</text:span><text:span text:style-name="T5">ij</text:span><text:span text:style-name="T5">ã</text:span><text:span text:style-name="T5">o</text:span></text:p>
            <text:p text:style-name="P30"><text:span text:style-name="T5"/></text:p>
            <text:p text:style-name="P30"><text:span text:style-name="T5"/></text:p>
            <draw:enhanced-geometry svg:viewBox="0 0 21600 21600" draw:type="rectangle" draw:enhanced-path="M 0 0 L 21600 0 21600 21600 0 21600 0 0 Z N"/>
          </draw:custom-shape>
          <draw:custom-shape draw:style-name="gr75" draw:text-style-name="P33" draw:layer="layout" svg:width="6.9cm" svg:height="2.5cm" svg:x="0.3cm" svg:y="3.2cm">
            <text:p text:style-name="P32"><text:span text:style-name="T5">Feijão Vermelho</text:span></text:p>
            <text:p text:style-name="P32"><text:span text:style-name="T5">Feijão Carioquinha</text:span></text:p>
            <text:p text:style-name="P32"><text:span text:style-name="T5"/></text:p>
            <text:p text:style-name="P30"><text:span text:style-name="T5">Novo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3_5f_1" style:display-name="Padrão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" style:display-name="Objeto sem preenchimento nem linha_3_1" style:family="graphic" style:parent-style-name="Padrão_5f_3_5f_1">
      <style:graphic-properties draw:stroke="none" draw:fill="none"/>
    </style:style>
    <style:style style:name="Padrão_5f_4_5f_1" style:display-name="Padrã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" style:display-name="Padrã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" style:display-name="Objeto sem preenchimento nem linha_4_1" style:family="graphic" style:parent-style-name="Padrão_5f_4_5f_1">
      <style:graphic-properties draw:stroke="none" draw:fill="none"/>
    </style:style>
    <style:style style:name="Padrão_5f_3_5f_1_5f_1" style:display-name="Padrão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" style:display-name="Padrão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" style:display-name="Objeto sem preenchimento nem linha_3_1_1" style:family="graphic" style:parent-style-name="Padrão_5f_3_5f_1_5f_1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_5f_1_5f_1" style:display-name="Padrã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1" style:display-name="Padrã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_5f_1" style:display-name="Objeto sem preenchimento nem linha_4_1_1" style:family="graphic" style:parent-style-name="Padrão_5f_4_5f_1_5f_1">
      <style:graphic-properties draw:stroke="none" draw:fill="none"/>
    </style:style>
    <style:style style:name="Padrão_5f_3_5f_1_5f_1_5f_1" style:display-name="Padrão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" style:display-name="Padrão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_5f_1" style:display-name="Objeto sem preenchimento nem linha_3_1_1_1" style:family="graphic" style:parent-style-name="Padrão_5f_3_5f_1_5f_1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62cm" fo:page-height="10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2:04:53.618402451</meta:creation-date>
    <dc:date>2019-05-08T15:45:19.086968883</dc:date>
    <meta:editing-duration>PT45M59S</meta:editing-duration>
    <meta:editing-cycles>4</meta:editing-cycles>
    <meta:generator>LibreOffice/6.0.3.2$Linux_X86_64 LibreOffice_project/00m0$Build-2</meta:generator>
    <meta:document-statistic meta:object-count="167"/>
  </office:meta>
</office:document-meta>
</file>